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23" calcext:value-type="float">
            <text:p>84.2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3" calcext:value-type="float">
            <text:p>203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11" calcext:value-type="float">
            <text:p>90.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2" calcext:value-type="float">
            <text:p>82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" calcext:value-type="float">
            <text:p>91.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8" calcext:value-type="float">
            <text:p>168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4" calcext:value-type="float">
            <text:p>89.2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4" calcext:value-type="float">
            <text:p>224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55" calcext:value-type="float">
            <text:p>93.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7" calcext:value-type="float">
            <text:p>87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2.66" calcext:value-type="float">
            <text:p>92.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1" calcext:value-type="float">
            <text:p>101</text:p>
          </table:table-cell>
          <table:table-cell table:formula="of:=[.B18]-[.E18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49" calcext:value-type="float">
            <text:p>90.49</text:p>
          </table:table-cell>
          <table:table-cell table:formula="of:=SUM([.B2:.B27])" office:value-type="float" office:value="3595" calcext:value-type="float">
            <text:p>359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53" calcext:value-type="float">
            <text:p>3253</text:p>
          </table:table-cell>
          <table:table-cell table:formula="of:=[.B29]-[.E29]" office:value-type="float" office:value="342" calcext:value-type="float">
            <text:p>34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2:38:15.68739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31T12:42:06.711888659</dc:date>
    <dc:creator>Brent Seidel</dc:creator>
    <meta:editing-duration>P6DT2H21M41S</meta:editing-duration>
    <meta:editing-cycles>36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